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58cm"/>
    </style:style>
    <style:style style:name="co2" style:family="table-column">
      <style:table-column-properties fo:break-before="auto" style:column-width="7.63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2" table:default-cell-style-name="ce1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LEONARDO ANDRE WOLKMER COLPANI</text:p>
          </table:table-cell>
          <table:table-cell office:value-type="string" calcext:value-type="string">
            <text:p>&lt;/a&gt; &lt;/div&gt; &lt;/div&gt;</text:p>
          </table:table-cell>
          <table:table-cell table:formula="of:=IF([.B1]=&quot;CADÊ?&quot;;&quot;CADÊ?&quot;;COM.MICROSOFT.CONCAT([.A1];[.B1];[.C1];[.D1];[.E1]))" office:value-type="string" office:string-value="CADÊ?" calcext:value-type="string">
            <text:p>CADÊ?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CHAIAN ANDREI OCAMPO NUNEZ</text:p>
          </table:table-cell>
          <table:table-cell office:value-type="string" calcext:value-type="string">
            <text:p>&lt;/a&gt; &lt;/div&gt; &lt;/div&gt;</text:p>
          </table:table-cell>
          <table:table-cell table:formula="of:=IF([.B2]=&quot;CADÊ?&quot;;&quot;CADÊ?&quot;;COM.MICROSOFT.CONCAT([.A2];[.B2];[.C2];[.D2];[.E2]))" office:value-type="string" office:string-value="CADÊ?" calcext:value-type="string">
            <text:p>CADÊ?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EDUARDO AUGUSTO DA SILVA</text:p>
          </table:table-cell>
          <table:table-cell office:value-type="string" calcext:value-type="string">
            <text:p>&lt;/a&gt; &lt;/div&gt; &lt;/div&gt;</text:p>
          </table:table-cell>
          <table:table-cell table:formula="of:=IF([.B3]=&quot;CADÊ?&quot;;&quot;CADÊ?&quot;;COM.MICROSOFT.CONCAT([.A3];[.B3];[.C3];[.D3];[.E3]))" office:value-type="string" office:string-value="CADÊ?" calcext:value-type="string">
            <text:p>CADÊ?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YURI DA SILVA SILVEIRA</text:p>
          </table:table-cell>
          <table:table-cell office:value-type="string" calcext:value-type="string">
            <text:p>&lt;/a&gt; &lt;/div&gt; &lt;/div&gt;</text:p>
          </table:table-cell>
          <table:table-cell table:formula="of:=IF([.B4]=&quot;CADÊ?&quot;;&quot;CADÊ?&quot;;COM.MICROSOFT.CONCAT([.A4];[.B4];[.C4];[.D4];[.E4]))" office:value-type="string" office:string-value="CADÊ?" calcext:value-type="string">
            <text:p>CADÊ?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VITORIA DRAEGER</text:p>
          </table:table-cell>
          <table:table-cell office:value-type="string" calcext:value-type="string">
            <text:p>&lt;/a&gt; &lt;/div&gt; &lt;/div&gt;</text:p>
          </table:table-cell>
          <table:table-cell table:formula="of:=IF([.B5]=&quot;CADÊ?&quot;;&quot;CADÊ?&quot;;COM.MICROSOFT.CONCAT([.A5];[.B5];[.C5];[.D5];[.E5]))" office:value-type="string" office:string-value="CADÊ?" calcext:value-type="string">
            <text:p>CADÊ?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LUCAS EDUARDO SPIER</text:p>
          </table:table-cell>
          <table:table-cell office:value-type="string" calcext:value-type="string">
            <text:p>&lt;/a&gt; &lt;/div&gt; &lt;/div&gt;</text:p>
          </table:table-cell>
          <table:table-cell table:formula="of:=IF([.B6]=&quot;CADÊ?&quot;;&quot;CADÊ?&quot;;COM.MICROSOFT.CONCAT([.A6];[.B6];[.C6];[.D6];[.E6]))" office:value-type="string" office:string-value="CADÊ?" calcext:value-type="string">
            <text:p>CADÊ?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VICTOR FACCIN FELDER</text:p>
          </table:table-cell>
          <table:table-cell office:value-type="string" calcext:value-type="string">
            <text:p>&lt;/a&gt; &lt;/div&gt; &lt;/div&gt;</text:p>
          </table:table-cell>
          <table:table-cell table:formula="of:=IF([.B7]=&quot;CADÊ?&quot;;&quot;CADÊ?&quot;;COM.MICROSOFT.CONCAT([.A7];[.B7];[.C7];[.D7];[.E7]))" office:value-type="string" office:string-value="CADÊ?" calcext:value-type="string">
            <text:p>CADÊ?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VINICIUS FACCIN FELDER</text:p>
          </table:table-cell>
          <table:table-cell office:value-type="string" calcext:value-type="string">
            <text:p>&lt;/a&gt; &lt;/div&gt; &lt;/div&gt;</text:p>
          </table:table-cell>
          <table:table-cell table:formula="of:=IF([.B8]=&quot;CADÊ?&quot;;&quot;CADÊ?&quot;;COM.MICROSOFT.CONCAT([.A8];[.B8];[.C8];[.D8];[.E8]))" office:value-type="string" office:string-value="CADÊ?" calcext:value-type="string">
            <text:p>CADÊ?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LUIZ FERNANDO VERISSIMO</text:p>
          </table:table-cell>
          <table:table-cell office:value-type="string" calcext:value-type="string">
            <text:p>&lt;/a&gt; &lt;/div&gt; &lt;/div&gt;</text:p>
          </table:table-cell>
          <table:table-cell table:formula="of:=IF([.B9]=&quot;CADÊ?&quot;;&quot;CADÊ?&quot;;COM.MICROSOFT.CONCAT([.A9];[.B9];[.C9];[.D9];[.E9]))" office:value-type="string" office:string-value="CADÊ?" calcext:value-type="string">
            <text:p>CADÊ?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NATALIA FERREIRA DOS SANTOS</text:p>
          </table:table-cell>
          <table:table-cell office:value-type="string" calcext:value-type="string">
            <text:p>&lt;/a&gt; &lt;/div&gt; &lt;/div&gt;</text:p>
          </table:table-cell>
          <table:table-cell table:formula="of:=IF([.B10]=&quot;CADÊ?&quot;;&quot;CADÊ?&quot;;COM.MICROSOFT.CONCAT([.A10];[.B10];[.C10];[.D10];[.E10]))" office:value-type="string" office:string-value="CADÊ?" calcext:value-type="string">
            <text:p>CADÊ?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ALESSANDRO GASS HOLSCHER</text:p>
          </table:table-cell>
          <table:table-cell office:value-type="string" calcext:value-type="string">
            <text:p>&lt;/a&gt; &lt;/div&gt; &lt;/div&gt;</text:p>
          </table:table-cell>
          <table:table-cell table:formula="of:=IF([.B11]=&quot;CADÊ?&quot;;&quot;CADÊ?&quot;;COM.MICROSOFT.CONCAT([.A11];[.B11];[.C11];[.D11];[.E11]))" office:value-type="string" office:string-value="CADÊ?" calcext:value-type="string">
            <text:p>CADÊ?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JOYCE GIMENES DE SOUZA</text:p>
          </table:table-cell>
          <table:table-cell office:value-type="string" calcext:value-type="string">
            <text:p>&lt;/a&gt; &lt;/div&gt; &lt;/div&gt;</text:p>
          </table:table-cell>
          <table:table-cell table:formula="of:=IF([.B12]=&quot;CADÊ?&quot;;&quot;CADÊ?&quot;;COM.MICROSOFT.CONCAT([.A12];[.B12];[.C12];[.D12];[.E12]))" office:value-type="string" office:string-value="CADÊ?" calcext:value-type="string">
            <text:p>CADÊ?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IAN HENRIQUE IAPP</text:p>
          </table:table-cell>
          <table:table-cell office:value-type="string" calcext:value-type="string">
            <text:p>&lt;/a&gt; &lt;/div&gt; &lt;/div&gt;</text:p>
          </table:table-cell>
          <table:table-cell table:formula="of:=IF([.B13]=&quot;CADÊ?&quot;;&quot;CADÊ?&quot;;COM.MICROSOFT.CONCAT([.A13];[.B13];[.C13];[.D13];[.E13]))" office:value-type="string" office:string-value="CADÊ?" calcext:value-type="string">
            <text:p>CADÊ?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LAYLA LATYFA ALVES PINHEIRO LIMA</text:p>
          </table:table-cell>
          <table:table-cell office:value-type="string" calcext:value-type="string">
            <text:p>&lt;/a&gt; &lt;/div&gt; &lt;/div&gt;</text:p>
          </table:table-cell>
          <table:table-cell table:formula="of:=IF([.B14]=&quot;CADÊ?&quot;;&quot;CADÊ?&quot;;COM.MICROSOFT.CONCAT([.A14];[.B14];[.C14];[.D14];[.E14]))" office:value-type="string" office:string-value="CADÊ?" calcext:value-type="string">
            <text:p>CADÊ?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YGOR MACHADO RAUBER</text:p>
          </table:table-cell>
          <table:table-cell office:value-type="string" calcext:value-type="string">
            <text:p>&lt;/a&gt; &lt;/div&gt; &lt;/div&gt;</text:p>
          </table:table-cell>
          <table:table-cell table:formula="of:=IF([.B15]=&quot;CADÊ?&quot;;&quot;CADÊ?&quot;;COM.MICROSOFT.CONCAT([.A15];[.B15];[.C15];[.D15];[.E15]))" office:value-type="string" office:string-value="CADÊ?" calcext:value-type="string">
            <text:p>CADÊ?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SUZELE MAIARA UTZIG DE JESUS</text:p>
          </table:table-cell>
          <table:table-cell office:value-type="string" calcext:value-type="string">
            <text:p>&lt;/a&gt; &lt;/div&gt; &lt;/div&gt;</text:p>
          </table:table-cell>
          <table:table-cell table:formula="of:=IF([.B16]=&quot;CADÊ?&quot;;&quot;CADÊ?&quot;;COM.MICROSOFT.CONCAT([.A16];[.B16];[.C16];[.D16];[.E16]))" office:value-type="string" office:string-value="CADÊ?" calcext:value-type="string">
            <text:p>CADÊ?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MATEUS NEUBECKER</text:p>
          </table:table-cell>
          <table:table-cell office:value-type="string" calcext:value-type="string">
            <text:p>&lt;/a&gt; &lt;/div&gt; &lt;/div&gt;</text:p>
          </table:table-cell>
          <table:table-cell table:formula="of:=IF([.B17]=&quot;CADÊ?&quot;;&quot;CADÊ?&quot;;COM.MICROSOFT.CONCAT([.A17];[.B17];[.C17];[.D17];[.E17]))" office:value-type="string" office:string-value="CADÊ?" calcext:value-type="string">
            <text:p>CADÊ?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EDVALDO OLIVEIRA SOUZA JUNIOR</text:p>
          </table:table-cell>
          <table:table-cell office:value-type="string" calcext:value-type="string">
            <text:p>&lt;/a&gt; &lt;/div&gt; &lt;/div&gt;</text:p>
          </table:table-cell>
          <table:table-cell table:formula="of:=IF([.B18]=&quot;CADÊ?&quot;;&quot;CADÊ?&quot;;COM.MICROSOFT.CONCAT([.A18];[.B18];[.C18];[.D18];[.E18]))" office:value-type="string" office:string-value="CADÊ?" calcext:value-type="string">
            <text:p>CADÊ?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MATHEUS PETRI KOCHEM</text:p>
          </table:table-cell>
          <table:table-cell office:value-type="string" calcext:value-type="string">
            <text:p>&lt;/a&gt; &lt;/div&gt; &lt;/div&gt;</text:p>
          </table:table-cell>
          <table:table-cell table:formula="of:=IF([.B19]=&quot;CADÊ?&quot;;&quot;CADÊ?&quot;;COM.MICROSOFT.CONCAT([.A19];[.B19];[.C19];[.D19];[.E19]))" office:value-type="string" office:string-value="CADÊ?" calcext:value-type="string">
            <text:p>CADÊ?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FABRICIO TURAZZI PAES DANIELSKI</text:p>
          </table:table-cell>
          <table:table-cell office:value-type="string" calcext:value-type="string">
            <text:p>&lt;/a&gt; &lt;/div&gt; &lt;/div&gt;</text:p>
          </table:table-cell>
          <table:table-cell table:formula="of:=IF([.B20]=&quot;CADÊ?&quot;;&quot;CADÊ?&quot;;COM.MICROSOFT.CONCAT([.A20];[.B20];[.C20];[.D20];[.E20]))" office:value-type="string" office:string-value="CADÊ?" calcext:value-type="string">
            <text:p>CADÊ?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LUCAS VINICIUS AULER OECHSLER</text:p>
          </table:table-cell>
          <table:table-cell office:value-type="string" calcext:value-type="string">
            <text:p>&lt;/a&gt; &lt;/div&gt; &lt;/div&gt;</text:p>
          </table:table-cell>
          <table:table-cell table:formula="of:=IF([.B21]=&quot;CADÊ?&quot;;&quot;CADÊ?&quot;;COM.MICROSOFT.CONCAT([.A21];[.B21];[.C21];[.D21];[.E21]))" office:value-type="string" office:string-value="CADÊ?" calcext:value-type="string">
            <text:p>CADÊ?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GABRIEL VINICIUS BIEGER</text:p>
          </table:table-cell>
          <table:table-cell office:value-type="string" calcext:value-type="string">
            <text:p>&lt;/a&gt; &lt;/div&gt; &lt;/div&gt;</text:p>
          </table:table-cell>
          <table:table-cell table:formula="of:=IF([.B22]=&quot;CADÊ?&quot;;&quot;CADÊ?&quot;;COM.MICROSOFT.CONCAT([.A22];[.B22];[.C22];[.D22];[.E22]))" office:value-type="string" office:string-value="CADÊ?" calcext:value-type="string">
            <text:p>CADÊ?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office:value-type="string" calcext:value-type="string">
            <text:p>CADÊ?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CAMILI VITORIA DOS SANTOS TEIXEIRA</text:p>
          </table:table-cell>
          <table:table-cell office:value-type="string" calcext:value-type="string">
            <text:p>&lt;/a&gt; &lt;/div&gt; &lt;/div&gt;</text:p>
          </table:table-cell>
          <table:table-cell table:formula="of:=IF([.B23]=&quot;CADÊ?&quot;;&quot;CADÊ?&quot;;COM.MICROSOFT.CONCAT([.A23];[.B23];[.C23];[.D23];[.E23]))" office:value-type="string" office:string-value="CADÊ?" calcext:value-type="string">
            <text:p>CADÊ?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table:style-name="Default" office:value-type="string" calcext:value-type="string">
            <text:p>Le20077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LETICIA BEATRYZ BACH</text:p>
          </table:table-cell>
          <table:table-cell office:value-type="string" calcext:value-type="string">
            <text:p>&lt;/a&gt; &lt;/div&gt; &lt;/div&gt;</text:p>
          </table:table-cell>
          <table:table-cell table:formula="of:=IF([.B24]=&quot;CADÊ?&quot;;&quot;CADÊ?&quot;;COM.MICROSOFT.CONCAT([.A24];[.B24];[.C24];[.D24];[.E24]))" office:value-type="string" office:string-value="&lt;div class=&quot;row p-3&quot;&gt; &lt;div class=&quot;col-3&quot;&gt; &lt;a href=&quot;https:Le20077.github.io/&quot; target=&quot;_blank&quot;&gt;LETICIA BEATRYZ BACH&lt;/a&gt; &lt;/div&gt; &lt;/div&gt;" calcext:value-type="string">
            <text:p>&lt;div class="row p-3"&gt; &lt;div class="col-3"&gt; &lt;a href="https:Le20077.github.io/" target="_blank"&gt;LETICIA BEATRYZ BACH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table:style-name="Default" office:value-type="string" calcext:value-type="string">
            <text:p>marcosbruno22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MARCOS BRUNO PILGER</text:p>
          </table:table-cell>
          <table:table-cell office:value-type="string" calcext:value-type="string">
            <text:p>&lt;/a&gt; &lt;/div&gt; &lt;/div&gt;</text:p>
          </table:table-cell>
          <table:table-cell table:formula="of:=IF([.B25]=&quot;CADÊ?&quot;;&quot;CADÊ?&quot;;COM.MICROSOFT.CONCAT([.A25];[.B25];[.C25];[.D25];[.E25]))" office:value-type="string" office:string-value="&lt;div class=&quot;row p-3&quot;&gt; &lt;div class=&quot;col-3&quot;&gt; &lt;a href=&quot;https:marcosbruno22.github.io/&quot; target=&quot;_blank&quot;&gt;MARCOS BRUNO PILGER&lt;/a&gt; &lt;/div&gt; &lt;/div&gt;" calcext:value-type="string">
            <text:p>&lt;div class="row p-3"&gt; &lt;div class="col-3"&gt; &lt;a href="https:marcosbruno22.github.io/" target="_blank"&gt;MARCOS BRUNO PILGER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table:style-name="Default" office:value-type="string" calcext:value-type="string">
            <text:p>clarathiesen07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CLARA FERNANDA LORENZI THIESEN</text:p>
          </table:table-cell>
          <table:table-cell office:value-type="string" calcext:value-type="string">
            <text:p>&lt;/a&gt; &lt;/div&gt; &lt;/div&gt;</text:p>
          </table:table-cell>
          <table:table-cell table:formula="of:=IF([.B26]=&quot;CADÊ?&quot;;&quot;CADÊ?&quot;;COM.MICROSOFT.CONCAT([.A26];[.B26];[.C26];[.D26];[.E26]))" office:value-type="string" office:string-value="&lt;div class=&quot;row p-3&quot;&gt; &lt;div class=&quot;col-3&quot;&gt; &lt;a href=&quot;https:clarathiesen07.github.io/&quot; target=&quot;_blank&quot;&gt;CLARA FERNANDA LORENZI THIESEN&lt;/a&gt; &lt;/div&gt; &lt;/div&gt;" calcext:value-type="string">
            <text:p>&lt;div class="row p-3"&gt; &lt;div class="col-3"&gt; &lt;a href="https:clarathiesen07.github.io/" target="_blank"&gt;CLARA FERNANDA LORENZI THIESEN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table:style-name="Default" office:value-type="string" calcext:value-type="string">
            <text:p>sarahkmachado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SARAH KAUANE MACHADO</text:p>
          </table:table-cell>
          <table:table-cell office:value-type="string" calcext:value-type="string">
            <text:p>&lt;/a&gt; &lt;/div&gt; &lt;/div&gt;</text:p>
          </table:table-cell>
          <table:table-cell table:formula="of:=IF([.B27]=&quot;CADÊ?&quot;;&quot;CADÊ?&quot;;COM.MICROSOFT.CONCAT([.A27];[.B27];[.C27];[.D27];[.E27]))" office:value-type="string" office:string-value="&lt;div class=&quot;row p-3&quot;&gt; &lt;div class=&quot;col-3&quot;&gt; &lt;a href=&quot;https:sarahkmachado.github.io/&quot; target=&quot;_blank&quot;&gt;SARAH KAUANE MACHADO&lt;/a&gt; &lt;/div&gt; &lt;/div&gt;" calcext:value-type="string">
            <text:p>&lt;div class="row p-3"&gt; &lt;div class="col-3"&gt; &lt;a href="https:sarahkmachado.github.io/" target="_blank"&gt;SARAH KAUANE MACHADO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</text:p>
          </table:table-cell>
          <table:table-cell table:style-name="Default" office:value-type="string" calcext:value-type="string">
            <text:p>Priscilarichart</text:p>
          </table:table-cell>
          <table:table-cell office:value-type="string" calcext:value-type="string">
            <text:p>.github.io/" target="_blank"&gt;</text:p>
          </table:table-cell>
          <table:table-cell office:value-type="string" calcext:value-type="string">
            <text:p>PRISCILA LUANA SOUCHIE RICHART</text:p>
          </table:table-cell>
          <table:table-cell office:value-type="string" calcext:value-type="string">
            <text:p>&lt;/a&gt; &lt;/div&gt; &lt;/div&gt;</text:p>
          </table:table-cell>
          <table:table-cell table:formula="of:=IF([.B28]=&quot;CADÊ?&quot;;&quot;CADÊ?&quot;;COM.MICROSOFT.CONCAT([.A28];[.B28];[.C28];[.D28];[.E28]))" office:value-type="string" office:string-value="&lt;div class=&quot;row p-3&quot;&gt; &lt;div class=&quot;col-3&quot;&gt; &lt;a href=&quot;https:Priscilarichart.github.io/&quot; target=&quot;_blank&quot;&gt;PRISCILA LUANA SOUCHIE RICHART&lt;/a&gt; &lt;/div&gt; &lt;/div&gt;" calcext:value-type="string">
            <text:p>&lt;div class="row p-3"&gt; &lt;div class="col-3"&gt; &lt;a href="https:Priscilarichart.github.io/" target="_blank"&gt;PRISCILA LUANA SOUCHIE RICHART&lt;/a&gt; &lt;/div&gt; &lt;/div&gt;</text:p>
          </table:table-cell>
        </table:table-row>
      </table:table>
      <table:named-expressions/>
      <table:database-ranges>
        <table:database-range table:name="__Anonymous_Sheet_DB__0" table:target-range-address="Sheet1.A1:Sheet1.D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/00/0000</text:date>, <text:time style:data-style-name="N2" text:time-value="22:07:53.52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3T23:23:13.566107927</meta:creation-date>
    <dc:date>2023-05-15T22:17:06.872000000</dc:date>
    <meta:editing-duration>PT35M43S</meta:editing-duration>
    <meta:editing-cycles>4</meta:editing-cycles>
    <meta:generator>LibreOffice/7.2.5.2$Windows_X86_64 LibreOffice_project/499f9727c189e6ef3471021d6132d4c694f357e5</meta:generator>
    <meta:document-statistic meta:table-count="1" meta:cell-count="168" meta:object-count="0"/>
  </office:meta>
</office:document-meta>
</file>